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ff0c" officeooo:paragraph-rsid="0005ff0c"/>
    </style:style>
    <style:style style:name="P2" style:family="paragraph" style:parent-style-name="Standard">
      <style:paragraph-properties fo:text-align="start" style:justify-single-word="false"/>
      <style:text-properties officeooo:rsid="0005ff0c" officeooo:paragraph-rsid="0005ff0c"/>
    </style:style>
    <style:style style:name="P3" style:family="paragraph" style:parent-style-name="Standard">
      <style:paragraph-properties fo:text-align="start" style:justify-single-word="false"/>
      <style:text-properties officeooo:rsid="000a4c89" officeooo:paragraph-rsid="000a4c89"/>
    </style:style>
    <style:style style:name="P4" style:family="paragraph" style:parent-style-name="Standard">
      <style:paragraph-properties fo:text-align="start" style:justify-single-word="false"/>
      <style:text-properties officeooo:rsid="000b198e" officeooo:paragraph-rsid="000b198e"/>
    </style:style>
    <style:style style:name="P5" style:family="paragraph" style:parent-style-name="Standard">
      <style:paragraph-properties fo:text-align="start" style:justify-single-word="false"/>
      <style:text-properties officeooo:rsid="000b198e" officeooo:paragraph-rsid="0016758c"/>
    </style:style>
    <style:style style:name="P6" style:family="paragraph" style:parent-style-name="Standard">
      <style:paragraph-properties fo:text-align="start" style:justify-single-word="false"/>
      <style:text-properties officeooo:rsid="000b198e" officeooo:paragraph-rsid="003f30c2"/>
    </style:style>
    <style:style style:name="P7" style:family="paragraph" style:parent-style-name="Standard">
      <style:paragraph-properties fo:text-align="start" style:justify-single-word="false"/>
      <style:text-properties officeooo:rsid="0020bf8c" officeooo:paragraph-rsid="0020bf8c"/>
    </style:style>
    <style:style style:name="P8" style:family="paragraph" style:parent-style-name="Standard">
      <style:paragraph-properties fo:text-align="start" style:justify-single-word="false"/>
      <style:text-properties officeooo:rsid="0022066e" officeooo:paragraph-rsid="0022066e"/>
    </style:style>
    <style:style style:name="P9" style:family="paragraph" style:parent-style-name="Standard">
      <style:paragraph-properties fo:text-align="start" style:justify-single-word="false"/>
      <style:text-properties officeooo:rsid="00311cd6" officeooo:paragraph-rsid="00311cd6"/>
    </style:style>
    <style:style style:name="P10" style:family="paragraph" style:parent-style-name="Standard">
      <style:paragraph-properties fo:text-align="start" style:justify-single-word="false"/>
      <style:text-properties officeooo:rsid="00311cd6" officeooo:paragraph-rsid="003238d1"/>
    </style:style>
    <style:style style:name="P11" style:family="paragraph" style:parent-style-name="Standard">
      <style:paragraph-properties fo:text-align="start" style:justify-single-word="false"/>
      <style:text-properties officeooo:rsid="00339c79" officeooo:paragraph-rsid="00339c79"/>
    </style:style>
    <style:style style:name="P12" style:family="paragraph" style:parent-style-name="Standard">
      <style:paragraph-properties fo:text-align="start" style:justify-single-word="false"/>
      <style:text-properties officeooo:rsid="00339c79" officeooo:paragraph-rsid="0043a56b"/>
    </style:style>
    <style:style style:name="P13" style:family="paragraph" style:parent-style-name="Standard">
      <style:paragraph-properties fo:text-align="start" style:justify-single-word="false"/>
      <style:text-properties officeooo:rsid="0035d1b8" officeooo:paragraph-rsid="0035d1b8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5d1b8" officeooo:paragraph-rsid="0035d1b8"/>
    </style:style>
    <style:style style:name="P15" style:family="paragraph" style:parent-style-name="Standard">
      <style:paragraph-properties fo:text-align="start" style:justify-single-word="false"/>
      <style:text-properties officeooo:rsid="0039959d" officeooo:paragraph-rsid="0039959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d104"/>
    </style:style>
    <style:style style:name="T3" style:family="text">
      <style:text-properties officeooo:rsid="000fcaec"/>
    </style:style>
    <style:style style:name="T4" style:family="text">
      <style:text-properties officeooo:rsid="000fceea"/>
    </style:style>
    <style:style style:name="T5" style:family="text">
      <style:text-properties officeooo:rsid="00110e3a"/>
    </style:style>
    <style:style style:name="T6" style:family="text">
      <style:text-properties officeooo:rsid="00148f9c"/>
    </style:style>
    <style:style style:name="T7" style:family="text">
      <style:text-properties officeooo:rsid="0016758c"/>
    </style:style>
    <style:style style:name="T8" style:family="text">
      <style:text-properties officeooo:rsid="001a25e9"/>
    </style:style>
    <style:style style:name="T9" style:family="text">
      <style:text-properties officeooo:rsid="001ec45a"/>
    </style:style>
    <style:style style:name="T10" style:family="text">
      <style:text-properties officeooo:rsid="001f39b7"/>
    </style:style>
    <style:style style:name="T11" style:family="text">
      <style:text-properties officeooo:rsid="001ff364"/>
    </style:style>
    <style:style style:name="T12" style:family="text">
      <style:text-properties officeooo:rsid="0023fa0a"/>
    </style:style>
    <style:style style:name="T13" style:family="text">
      <style:text-properties officeooo:rsid="00242db1"/>
    </style:style>
    <style:style style:name="T14" style:family="text">
      <style:text-properties officeooo:rsid="0024c8e4"/>
    </style:style>
    <style:style style:name="T15" style:family="text">
      <style:text-properties officeooo:rsid="00271f09"/>
    </style:style>
    <style:style style:name="T16" style:family="text">
      <style:text-properties officeooo:rsid="002cbfed"/>
    </style:style>
    <style:style style:name="T17" style:family="text">
      <style:text-properties officeooo:rsid="0030113f"/>
    </style:style>
    <style:style style:name="T18" style:family="text">
      <style:text-properties officeooo:rsid="00313b36"/>
    </style:style>
    <style:style style:name="T19" style:family="text">
      <style:text-properties officeooo:rsid="00317e01"/>
    </style:style>
    <style:style style:name="T20" style:family="text">
      <style:text-properties officeooo:rsid="00380d27"/>
    </style:style>
    <style:style style:name="T21" style:family="text">
      <style:text-properties officeooo:rsid="0038cd56"/>
    </style:style>
    <style:style style:name="T22" style:family="text">
      <style:text-properties officeooo:rsid="003c6dd1"/>
    </style:style>
    <style:style style:name="T23" style:family="text">
      <style:text-properties officeooo:rsid="003dfbc2"/>
    </style:style>
    <style:style style:name="T24" style:family="text">
      <style:text-properties officeooo:rsid="00407e0b"/>
    </style:style>
    <style:style style:name="T25" style:family="text">
      <style:text-properties officeooo:rsid="0041af22"/>
    </style:style>
    <style:style style:name="T26" style:family="text">
      <style:text-properties officeooo:rsid="0043a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21">OPIUM : b</text:span>esoins DIAS le 03 / 04</text:p>
          </table:table-cell>
        </table:table-row>
      </table:table>
      <text:p text:style-name="P1"/>
      <text:p text:style-name="P2"><text:span text:style-name="T1">Présents</text:span> </text:p>
      <text:p text:style-name="P2">RH, EB, HM, PR, CD, AL, RC, <text:span text:style-name="T11">MPD</text:span></text:p>
      <text:p text:style-name="P2"/>
      <text:p text:style-name="P14">Objectif <text:span text:style-name="T20">du projet</text:span></text:p>
      <text:p text:style-name="P13">- montrer le potentiel de MicMac, outil libre (différent de photoscan)</text:p>
      <text:p text:style-name="P6"><text:span text:style-name="T6">- il y a un besoin d'utilisation sur l'interface : école d'été</text:span></text:p>
      <text:p text:style-name="P2"/>
      <text:p text:style-name="P3">RH</text:p>
      <text:p text:style-name="P4">- Interface : nouveau mode qu'on ne connaît pas <text:span text:style-name="T2">qui est plus automatisé</text:span></text:p>
      <text:p text:style-name="P4">- <text:span text:style-name="T3">par rapport à l'année dernière, il faudrait repartir à zéro</text:span></text:p>
      <text:p text:style-name="P4">- <text:span text:style-name="T4">jusqu’à la mise en place des images, le traitement n'a pas changé dans micmac</text:span></text:p>
      <text:p text:style-name="P4">- <text:span text:style-name="T5">mais apres  deux options : </text:span></text:p>
      <text:p text:style-name="P4"><text:tab/><text:tab/>- <text:span text:style-name="T5">modélisation 3d</text:span></text:p>
      <text:p text:style-name="P4"><text:tab/><text:tab/>- <text:span text:style-name="T5">carte de profondeur (ortho)</text:span></text:p>
      <text:p text:style-name="P4"/>
      <text:p text:style-name="P5"><text:span text:style-name="T7">- priorité : interface web</text:span><text:tab/></text:p>
      <text:p text:style-name="P5">- <text:span text:style-name="T24">RH envoie le doc avec l'arbre des fonctionnalités</text:span></text:p>
      <text:p text:style-name="P5">- <text:span text:style-name="T9">se concentrer sur nuage 3D</text:span></text:p>
      <text:p text:style-name="P2">- <text:span text:style-name="T10">gestion des erreurs</text:span></text:p>
      <text:p text:style-name="P2"/>
      <text:p text:style-name="P7">MPD</text:p>
      <text:p text:style-name="P8">priorité : </text:p>
      <text:p text:style-name="P8"><text:tab/>- interface qui fonctionne en local prioritaire, le mode serveur pas dit qu'on ait les ressources <text:tab/>dispos <text:tab/>par la suite <text:span text:style-name="T12">avec des choses reprenables pour quelqu'un du DIAS</text:span></text:p>
      <text:p text:style-name="P8"><text:tab/>- <text:span text:style-name="T13">technos web pour garder frontal</text:span></text:p>
      <text:p text:style-name="P8"><text:tab/>- <text:span text:style-name="T14">Dispos Antoine ???</text:span></text:p>
      <text:p text:style-name="P8"><text:tab/>- <text:span text:style-name="T15">TP mercredi matin pour Ortho 9h C310, mercredi soir : interface</text:span></text:p>
      <text:p text:style-name="P8"><text:tab/>- <text:span text:style-name="T16">pourrait générer du xml pour les indicateurs de résultat pendant le traitement facilement <text:tab/>parsable depuis l'interface web, mais nécessiterait spécifications</text:span></text:p>
      <text:p text:style-name="P8"><text:tab/>- <text:span text:style-name="T17">Antoine = Product Owner</text:span></text:p>
      <text:p text:style-name="P8"><text:tab/></text:p>
      <text:p text:style-name="P11">EB</text:p>
      <text:p text:style-name="P12"><text:tab/>- <text:span text:style-name="T26">framework nodejs </text:span>babylon <text:span text:style-name="T26">pour faire du </text:span>webgl <text:s/>(un truc comme ca) pour visualisation <text:tab/>nuage en cours de route</text:p>
      <text:p text:style-name="P8"><text:tab/>- <text:span text:style-name="T25">aller voir Vincent</text:span></text:p>
      <text:p text:style-name="P8"/>
      <text:p text:style-name="P8"/>
      <text:p text:style-name="P9">Notes perso : </text:p>
      <text:p text:style-name="P9">- interface <text:span text:style-name="T19">web</text:span></text:p>
      <text:p text:style-name="P10">- <text:span text:style-name="T18">MMM ??</text:span></text:p>
      <text:p text:style-name="P9">- packaging</text:p>
      <text:p text:style-name="P9">- intégration continue et compagnie</text:p>
      <text:p text:style-name="P9"/>
      <text:p text:style-name="P15">Echanges EB</text:p>
      <text:p text:style-name="P15">- Maquettage <text:span text:style-name="T23">interfa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7:12:43.563797787</meta:creation-date>
    <meta:generator>LibreOffice/4.2.7.2$Linux_x86 LibreOffice_project/420m0$Build-2</meta:generator>
    <dc:date>2015-04-03T18:13:09.473194873</dc:date>
    <meta:editing-duration>PT58M53S</meta:editing-duration>
    <meta:editing-cycles>68</meta:editing-cycles>
    <meta:document-statistic meta:table-count="1" meta:image-count="0" meta:object-count="0" meta:page-count="1" meta:paragraph-count="36" meta:word-count="245" meta:character-count="1383" meta:non-whitespace-character-count="1149"/>
  </office:meta>
</office:document-meta>
</file>